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Variabl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Proxy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arch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log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Reques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Proxy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remove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ApplicationContext( Context env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oxy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ssionProxy( HttpSess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RequestProxy( Reques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SessionContext( HttpSession session , Context env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Proxy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lo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tLocal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log( Exception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ContextProxy( org . apache . cocoon . environment . Contex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